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usiness Problem</text:span><text:span text:style-name="T1"/></text:p>
      <text:p text:style-name="P1">Phishing emails pose one of the biggest security risks for businesses and individuals. Classic spam filters often miss modern phishing attacks that appear legitimate but contain hidden malicious HTML and suspicious links. Gryve needs an automated system that analyzes incoming emails, detects suspicious HTML elements, and identifies malicious links before the user clicks.</text:p>
      <text:p text:style-name="P1"/>
      <text:p text:style-name="P1" loext:marker-style-name="T1"><text:span text:style-name="T1">ML Solution</text:span><text:span text:style-name="T1"/></text:p>
      <text:p text:style-name="P1">A machine learning model that analyzes emails based on their HTML structure and all present URLs. The system performs two steps:</text:p>
      <text:p text:style-name="P1"/>
      <text:p text:style-name="P1">Spam/phishing classification: The model predicts whether an email is suspicious based on HTML tags, scripts, inline CSS, hidden elements, link patterns, and domain attributes.</text:p>
      <text:p text:style-name="P1"/>
      <text:p text:style-name="P1">Link analysis: Detected links are evaluated separately for domain trust, URL structure, length, presence of suspicious parameters, use of URL shorteners, and mismatch between visible and legitimate links. The solution uses an existing public dataset containing phishing emails or HTML content and can be combined with synthetically generated HTML snippets.</text:p>
      <text:p text:style-name="P1"/>
      <text:p text:style-name="P1" loext:marker-style-name="T1"><text:span text:style-name="T1">Feasibility &amp; Benchmarks</text:span><text:span text:style-name="T1"/></text:p>
      <text:p text:style-name="P1">Phishing email and URL datasets are available (e.g., Phishing Email Dataset, UCI Phishing Websites Dataset). HTML analysis is easily automated via parsing (BeautifulSoup/regex). Existing academic benchmarks show that ML models achieve 90%+ accuracy in HTML-based phishing detection, confirming their technical feasibility.</text:p>
      <text:p text:style-name="P1"/>
      <text:p text:style-name="P1" loext:marker-style-name="T1"><text:span text:style-name="T1">Metrics</text:span><text:span text:style-name="T1"/></text:p>
      <text:p text:style-name="P1"/>
      <text:p text:style-name="P1">ML metric: F1 score (important because both false positives and false negatives are significant in cybersecurity).</text:p>
      <text:p text:style-name="P1"/>
      <text:p text:style-name="P1">Software metric: inference latency per email (the system must make decisions in near-real time).</text:p>
      <text:p text:style-name="P1"/>
      <text:p text:style-name="P1">Business metric: reduction of successful phishing attacks for customers (e.g., % reduction in phishing links passed).</text:p>
      <text:p text:style-name="P1"/>
      <text:p text:style-name="P1" loext:marker-style-name="T1"><text:span text:style-name="T1">Ethics &amp; Social Value</text:span><text:span text:style-name="T1"/></text:p>
      <text:p text:style-name="P1">The system enhances digital security by protecting users from phishing attacks without analyzing human content for commercial use. Only technical characteristics of HTML and URLs are processed, which protects privacy. The solution helps citizens and businesses prevent cyberattacks and reduce financial losses, fraud, and data breaches.<text:line-break/><text:line-break/><text:line-break/><text:line-break/><text:line-break/><text:line-break/><text:line-break/><text:line-break/><text:line-break/><text:line-break/><text:line-break/><text:line-break/><text:line-break/><text:line-break/><text:soft-page-break/><text:span text:style-name="Strong_20_Emphasis">How did I use AI?</text:span><text:line-break/>I used an AI assistant to refine and structure my initial project idea. I first described the concept in Dutch, and then asked the assistant to rewrite it in a clearer and more concise way. The AI helped me reorganize the business problem, ML solution, feasibility, metrics, and ethical considerations into a coherent proposal. No content was generated automatically without my input; the assistant only improved clarity and structure based on my own ide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12:36:36</meta:creation-date>
    <dc:language>en-GB</dc:language>
    <dc:date>2025-11-29T19:40:39</dc:date>
    <meta:editing-cycles>1</meta:editing-cycles>
    <meta:editing-duration>PT6H42M</meta:editing-duration>
    <meta:generator>LibreOffice/25.2.3.2$Linux_X86_64 LibreOffice_project/520$Build-2</meta:generator>
    <meta:document-statistic meta:table-count="0" meta:image-count="0" meta:object-count="0" meta:page-count="2" meta:paragraph-count="14" meta:word-count="372" meta:character-count="2584" meta:non-whitespace-character-count="2213"/>
    <meta:user-defined meta:name="AppVersion">15.0000</meta:user-defined>
  </office:meta>
</office:document-meta>
</file>